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yDateRangeDTO.setCheckInDate( Date checkIn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yDateRangeDTO.getCheckOu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yDateRangeDTO.setCheckOutDate( Date checkOu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yDateRangeDTO.StayDateRangeDTO( Date checkInDate , Date checkOut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ayDateRangeDTO.StayDateRangeD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tayDateRangeDTO.getCheckIn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